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Currency" style:data-style-name="N34">
      <style:table-cell-properties fo:border="thin solid #000000"/>
    </style:style>
    <style:style style:name="ce6" style:family="table-cell" style:parent-style-name="Currency" style:data-style-name="N37">
      <style:table-cell-properties fo:border="thin solid #000000"/>
    </style:style>
    <style:style style:name="ce7" style:family="table-cell" style:parent-style-name="Default" style:data-style-name="N34"/>
    <style:style style:name="ce8" style:family="table-cell" style:parent-style-name="Percent" style:data-style-name="N13"/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4">
      <style:table-cell-properties fo:border="thin solid #000000"/>
    </style:style>
    <style:style style:name="ce11" style:family="table-cell" style:parent-style-name="Percent" style:data-style-name="N13">
      <style:table-cell-properties fo:border="thin solid #00000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6pt" style:font-size-asian="26pt" style:font-size-complex="26p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5267708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60614583333333cm"/>
    </style:style>
    <style:style style:name="co5" style:family="table-column">
      <style:table-column-properties fo:break-before="auto" style:column-width="3.558645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4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Currency" style:data-style-name="N34">
      <style:table-cell-properties fo:border="thin solid #000000"/>
      <style:map style:condition="of:cell-content()&gt;36000" style:apply-style-name="cf2"/>
      <style:map style:condition="of:cell-content()&gt;79000" style:apply-style-name="cf1"/>
    </style:style>
    <style:style style:name="ce14" style:family="table-cell" style:parent-style-name="Currency" style:data-style-name="N37">
      <style:table-cell-properties fo:border="thin solid #000000"/>
      <style:map style:condition="of:cell-content()&lt;23500" style:apply-style-name="cf3"/>
    </style:style>
    <style:style style:family="graphic" style:name="a20">
      <style:graphic-properties fo:wrap-option="wrap" fo:padding-top="0.01667in" fo:padding-bottom="0.01667in" fo:padding-left="0.01667in" fo:padding-right="0.01667in" draw:textarea-vertical-align="middle" draw:textarea-horizontal-align="center" draw:fill="solid" draw:fill-color="#ffff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/>
    </style:style>
    <style:style style:family="graphic" style:name="a22">
      <style:graphic-properties/>
    </style:style>
    <style:style style:family="paragraph" style:name="a1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1667in" fo:padding-bottom="0.01667in" fo:padding-left="0.61823in" fo:padding-right="0.61823in" draw:textarea-vertical-align="middle" draw:textarea-horizontal-align="center" draw:fill="solid" draw:fill-color="#d9f2d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1667in" fo:padding-bottom="0.01667in" fo:padding-left="0.46784in" fo:padding-right="0.46784in" draw:textarea-vertical-align="middle" draw:textarea-horizontal-align="center" draw:fill="solid" draw:fill-color="#83cbeb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1667in" fo:padding-bottom="0.01667in" fo:padding-left="0.31745in" fo:padding-right="0.31745in" draw:textarea-vertical-align="middle" draw:textarea-horizontal-align="center" draw:fill="solid" draw:fill-color="#f2cfee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1667in" fo:padding-bottom="0.01667in" fo:padding-left="1.0694in" fo:padding-right="1.0694in" draw:textarea-vertical-align="middle" draw:textarea-horizontal-align="center" draw:fill="solid" draw:fill-color="#c2f1c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1667in" fo:padding-bottom="0.01667in" fo:padding-left="0.91901in" fo:padding-right="0.91901in" draw:textarea-vertical-align="middle" draw:textarea-horizontal-align="center" draw:fill="solid" draw:fill-color="#fbe3d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1667in" fo:padding-bottom="0.01667in" fo:padding-left="0.76862in" fo:padding-right="0.76862in" draw:textarea-vertical-align="middle" draw:textarea-horizontal-align="center" draw:fill="solid" draw:fill-color="#c1e5f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number-columns-spanned="2" table:number-rows-spanned="1" table:style-name="ce12">
            <text:p>Budget Tracking</text:p>
          </table:table-cell>
          <table:covered-table-cell/>
          <table:table-cell table:number-columns-repeated="16377"/>
        </table:table-row>
        <table:table-row table:style-name="ro1">
          <table:table-cell/>
          <table:table-cell table:number-columns-spanned="2" table:number-rows-spanned="1" table:style-name="ce2"/>
          <table:covered-table-cell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ncome: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alary:</text:p>
          </table:table-cell>
          <table:table-cell office:value-type="currency" office:value="90000" table:style-name="ce13">
            <text:p><text:s/>$90,000.00<text:s/></text:p>
          </table:table-cell>
          <table:table-cell table:number-columns-repeated="2" table:style-name="ce1"/>
          <table:table-cell table:style-name="ce1"/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Tax (20%)</text:p>
          </table:table-cell>
          <table:table-cell office:value-type="currency" office:value="-18000" table:formula="of:=-20%*[.C7]" table:style-name="ce13">
            <text:p>-$18,000.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Medical Insurance</text:p>
          </table:table-cell>
          <table:table-cell office:value-type="currency" office:value="-6000" table:style-name="ce13">
            <text:p>-$6,000.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uper</text:p>
          </table:table-cell>
          <table:table-cell office:value-type="currency" office:value="-10000" table:style-name="ce13">
            <text:p>-$10,000.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Bonus</text:p>
          </table:table-cell>
          <table:table-cell office:value-type="currency" office:value="12000" table:style-name="ce13">
            <text:p><text:s/>$12,000.0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Net Income:</text:p>
          </table:table-cell>
          <table:table-cell office:value-type="currency" office:value="68000" table:formula="of:=SUM([.C7:.C11])" table:style-name="ce13">
            <text:p><text:s/>$68,000.00<text:s/></text:p>
          </table:table-cell>
          <table:table-cell table:number-columns-repeated="16381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pens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Total expenses</text:p>
          </table:table-cell>
          <table:table-cell office:value-type="currency" office:value="58000" table:formula="of:=SUM([.B25:.C30])" table:style-name="ce6">
            <text:p><text:s/>$58,000.0<text:s/></text:p>
          </table:table-cell>
          <table:table-cell/>
          <table:table-cell table:style-name="ce1"/>
          <table:table-cell table:number-columns-repeated="16379"/>
        </table:table-row>
        <table:table-row table:style-name="ro1">
          <table:table-cell/>
          <table:table-cell office:value-type="string" table:style-name="ce4">
            <text:p>Rent</text:p>
          </table:table-cell>
          <table:table-cell office:value-type="currency" office:value="36000" table:style-name="ce14">
            <text:p><text:s/>$36,000.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Food</text:p>
          </table:table-cell>
          <table:table-cell office:value-type="currency" office:value="10000" table:style-name="ce14">
            <text:p><text:s/>$10,000.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Travel</text:p>
          </table:table-cell>
          <table:table-cell office:value-type="currency" office:value="8000" table:style-name="ce14">
            <text:p><text:s/>$8,000.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Car Petrol</text:p>
          </table:table-cell>
          <table:table-cell office:value-type="currency" office:value="2000" table:style-name="ce14">
            <text:p><text:s/>$2,000.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Gym</text:p>
          </table:table-cell>
          <table:table-cell office:value-type="currency" office:value="1000" table:style-name="ce14">
            <text:p><text:s/>$1,000.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Mobile Bills</text:p>
          </table:table-cell>
          <table:table-cell office:value-type="currency" office:value="1000" table:style-name="ce14">
            <text:p><text:s/>$1,000.0<text:s/>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/>
          <table:table-cell table:style-name="ce1">
            <draw:g draw:z-index="3" draw:name="Diagram 4" draw:id="id7" draw:style-name="a21">
              <svg:title/>
              <svg:desc/>
              <draw:custom-shape svg:x="0.70313in" svg:y="0.16146in" svg:width="6.01562in" svg:height="0.35789in" draw:id="id0" draw:style-name="a2">
                <svg:title/>
                <svg:desc/>
                <text:p text:style-name="a1" text:class-names="" text:cond-style-name=""><text:span text:style-name="a0" text:class-names="">Total Expenses</text:span></text:p>
                <draw:enhanced-geometry xmlns:dr3d="urn:oasis:names:tc:opendocument:xmlns:dr3d:1.0" draw:type="non-primitive" svg:viewBox="0 0 5500686 327251" draw:enhanced-path="M 5500686 1 L 5107782 327250 392904 327250 0 1 5500686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5500686"/>
                  <draw:equation draw:name="f7" draw:formula="?f4 / 327251"/>
                  <draw:equation draw:name="f8" draw:formula="0 * ?f5 / 5500686"/>
                  <draw:equation draw:name="f9" draw:formula="327251 * ?f4 / 327251"/>
                  <draw:equation draw:name="f10" draw:formula="392904 * ?f5 / 5500686"/>
                  <draw:equation draw:name="f11" draw:formula="0 * ?f4 / 327251"/>
                  <draw:equation draw:name="f12" draw:formula="5107782 * ?f5 / 5500686"/>
                  <draw:equation draw:name="f13" draw:formula="5500686 * ?f5 / 5500686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1.06398in" svg:y="0.51414in" svg:width="5.15625in" svg:height="0.35789in" draw:id="id1" draw:style-name="a5">
                <svg:title/>
                <svg:desc/>
                <text:p text:style-name="a4" text:class-names="" text:cond-style-name=""><text:span text:style-name="a3" text:class-names="">Rent</text:span></text:p>
                <draw:enhanced-geometry xmlns:dr3d="urn:oasis:names:tc:opendocument:xmlns:dr3d:1.0" draw:type="non-primitive" svg:viewBox="0 0 4714874 327251" draw:enhanced-path="M 4714874 1 L 4321970 327250 392904 327250 0 1 4714874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4714874"/>
                  <draw:equation draw:name="f7" draw:formula="?f4 / 327251"/>
                  <draw:equation draw:name="f8" draw:formula="0 * ?f5 / 4714874"/>
                  <draw:equation draw:name="f9" draw:formula="327251 * ?f4 / 327251"/>
                  <draw:equation draw:name="f10" draw:formula="392904 * ?f5 / 4714874"/>
                  <draw:equation draw:name="f11" draw:formula="0 * ?f4 / 327251"/>
                  <draw:equation draw:name="f12" draw:formula="4321970 * ?f5 / 4714874"/>
                  <draw:equation draw:name="f13" draw:formula="4714874 * ?f5 / 4714874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1.5625in" svg:y="0.87723in" svg:width="4.29687in" svg:height="0.35789in" draw:id="id2" draw:style-name="a8">
                <svg:title/>
                <svg:desc/>
                <text:p text:style-name="a7" text:class-names="" text:cond-style-name=""><text:span text:style-name="a6" text:class-names="">Food</text:span></text:p>
                <draw:enhanced-geometry xmlns:dr3d="urn:oasis:names:tc:opendocument:xmlns:dr3d:1.0" draw:type="non-primitive" svg:viewBox="0 0 3929062 327251" draw:enhanced-path="M 3929062 1 L 3536158 327250 392904 327250 0 1 3929062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3929062"/>
                  <draw:equation draw:name="f7" draw:formula="?f4 / 327251"/>
                  <draw:equation draw:name="f8" draw:formula="0 * ?f5 / 3929062"/>
                  <draw:equation draw:name="f9" draw:formula="327251 * ?f4 / 327251"/>
                  <draw:equation draw:name="f10" draw:formula="392904 * ?f5 / 3929062"/>
                  <draw:equation draw:name="f11" draw:formula="0 * ?f4 / 327251"/>
                  <draw:equation draw:name="f12" draw:formula="3536158 * ?f5 / 3929062"/>
                  <draw:equation draw:name="f13" draw:formula="3929062 * ?f5 / 3929062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1.99219in" svg:y="1.23512in" svg:width="3.4375in" svg:height="0.35789in" draw:id="id3" draw:style-name="a11">
                <svg:title/>
                <svg:desc/>
                <text:p text:style-name="a10" text:class-names="" text:cond-style-name=""><text:span text:style-name="a9" text:class-names="">Travel</text:span></text:p>
                <draw:enhanced-geometry xmlns:dr3d="urn:oasis:names:tc:opendocument:xmlns:dr3d:1.0" draw:type="non-primitive" svg:viewBox="0 0 3143249 327251" draw:enhanced-path="M 3143249 1 L 2750345 327250 392904 327250 0 1 3143249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3143249"/>
                  <draw:equation draw:name="f7" draw:formula="?f4 / 327251"/>
                  <draw:equation draw:name="f8" draw:formula="0 * ?f5 / 3143249"/>
                  <draw:equation draw:name="f9" draw:formula="327251 * ?f4 / 327251"/>
                  <draw:equation draw:name="f10" draw:formula="392904 * ?f5 / 3143249"/>
                  <draw:equation draw:name="f11" draw:formula="0 * ?f4 / 327251"/>
                  <draw:equation draw:name="f12" draw:formula="2750345 * ?f5 / 3143249"/>
                  <draw:equation draw:name="f13" draw:formula="3143249 * ?f5 / 3143249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2.42187in" svg:y="1.59301in" svg:width="2.57812in" svg:height="0.35789in" draw:id="id4" draw:style-name="a14">
                <svg:title/>
                <svg:desc/>
                <text:p text:style-name="a13" text:class-names="" text:cond-style-name=""><text:span text:style-name="a12" text:class-names="">Car Petrol</text:span></text:p>
                <draw:enhanced-geometry xmlns:dr3d="urn:oasis:names:tc:opendocument:xmlns:dr3d:1.0" draw:type="non-primitive" svg:viewBox="0 0 2357437 327251" draw:enhanced-path="M 2357437 1 L 1964533 327250 392904 327250 0 1 2357437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357437"/>
                  <draw:equation draw:name="f7" draw:formula="?f4 / 327251"/>
                  <draw:equation draw:name="f8" draw:formula="0 * ?f5 / 2357437"/>
                  <draw:equation draw:name="f9" draw:formula="327251 * ?f4 / 327251"/>
                  <draw:equation draw:name="f10" draw:formula="392904 * ?f5 / 2357437"/>
                  <draw:equation draw:name="f11" draw:formula="0 * ?f4 / 327251"/>
                  <draw:equation draw:name="f12" draw:formula="1964533 * ?f5 / 2357437"/>
                  <draw:equation draw:name="f13" draw:formula="2357437 * ?f5 / 2357437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2.85156in" svg:y="1.95089in" svg:width="1.71875in" svg:height="0.35789in" draw:id="id5" draw:style-name="a17">
                <svg:title/>
                <svg:desc/>
                <text:p text:style-name="a16" text:class-names="" text:cond-style-name=""><text:span text:style-name="a15" text:class-names="">Gym</text:span></text:p>
                <draw:enhanced-geometry xmlns:dr3d="urn:oasis:names:tc:opendocument:xmlns:dr3d:1.0" draw:type="non-primitive" svg:viewBox="0 0 1571624 327251" draw:enhanced-path="M 1571624 1 L 1178720 327250 392904 327250 0 1 1571624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1571624"/>
                  <draw:equation draw:name="f7" draw:formula="?f4 / 327251"/>
                  <draw:equation draw:name="f8" draw:formula="0 * ?f5 / 1571624"/>
                  <draw:equation draw:name="f9" draw:formula="327251 * ?f4 / 327251"/>
                  <draw:equation draw:name="f10" draw:formula="392904 * ?f5 / 1571624"/>
                  <draw:equation draw:name="f11" draw:formula="0 * ?f4 / 327251"/>
                  <draw:equation draw:name="f12" draw:formula="1178720 * ?f5 / 1571624"/>
                  <draw:equation draw:name="f13" draw:formula="1571624 * ?f5 / 1571624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  <draw:custom-shape svg:x="3.28125in" svg:y="2.30878in" svg:width="0.85938in" svg:height="0.35789in" draw:id="id6" draw:style-name="a20">
                <svg:title/>
                <svg:desc/>
                <text:p text:style-name="a19" text:class-names="" text:cond-style-name=""><text:span text:style-name="a18" text:class-names="">Mobile Bills</text:span></text:p>
                <draw:enhanced-geometry xmlns:dr3d="urn:oasis:names:tc:opendocument:xmlns:dr3d:1.0" draw:type="non-primitive" svg:viewBox="0 0 785812 327251" draw:enhanced-path="M 785812 1 L 392908 327250 392904 327250 0 1 785812 1 Z N" draw:text-areas="?f20 ?f22 ?f21 ?f23" draw:glue-points="?f14 ?f15 ?f16 ?f17 ?f18 ?f17 ?f19 ?f15 ?f14 ?f15" draw:glue-point-leaving-directions="-90, -90, -90, -9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785812"/>
                  <draw:equation draw:name="f7" draw:formula="?f4 / 327251"/>
                  <draw:equation draw:name="f8" draw:formula="0 * ?f5 / 785812"/>
                  <draw:equation draw:name="f9" draw:formula="327251 * ?f4 / 327251"/>
                  <draw:equation draw:name="f10" draw:formula="392904 * ?f5 / 785812"/>
                  <draw:equation draw:name="f11" draw:formula="0 * ?f4 / 327251"/>
                  <draw:equation draw:name="f12" draw:formula="392908 * ?f5 / 785812"/>
                  <draw:equation draw:name="f13" draw:formula="785812 * ?f5 / 785812"/>
                  <draw:equation draw:name="f14" draw:formula="?f8 / ?f6"/>
                  <draw:equation draw:name="f15" draw:formula="?f9 / ?f7"/>
                  <draw:equation draw:name="f16" draw:formula="?f10 / ?f6"/>
                  <draw:equation draw:name="f17" draw:formula="?f11 / ?f7"/>
                  <draw:equation draw:name="f18" draw:formula="?f12 / ?f6"/>
                  <draw:equation draw:name="f19" draw:formula="?f13 / ?f6"/>
                  <draw:equation draw:name="f20" draw:formula="?f0 / ?f6"/>
                  <draw:equation draw:name="f21" draw:formula="?f1 / ?f6"/>
                  <draw:equation draw:name="f22" draw:formula="?f2 / ?f7"/>
                  <draw:equation draw:name="f23" draw:formula="?f3 / ?f7"/>
                </draw:enhanced-geometry>
              </draw:custom-shape>
            </draw:g>
          </table:table-cell>
          <table:table-cell table:number-columns-repeated="16379"/>
        </table:table-row>
        <table:table-row table:number-rows-repeated="2" table:style-name="ro1">
          <table:table-cell table:number-columns-repeated="2"/>
          <table:table-cell table:style-name="ce8"/>
          <table:table-cell table:number-columns-repeated="1638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4" draw:id="id8" draw:style-name="a22" draw:name="Chart 9" svg:x="0.01823in" svg:y="0in" svg:width="6.0104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9">
            <text:p>Net Profit</text:p>
          </table:table-cell>
          <table:table-cell office:value-type="currency" office:value="10000" table:formula="of:=[.C12]-[.C24]" table:style-name="ce10">
            <text:p><text:s/>$10,000.00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% Saving</text:p>
          </table:table-cell>
          <table:table-cell office:value-type="percentage" office:value="0.14705882352941177" table:formula="of:=[.C59]/[.C12]" table:style-name="ce11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% Expenses</text:p>
          </table:table-cell>
          <table:table-cell office:value-type="percentage" office:value="0.8529411764705882" table:formula="of:=1-[.C60]" table:style-name="ce11">
            <text:p>85%</text:p>
          </table:table-cell>
          <table:table-cell table:number-columns-repeated="1638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7P0">
      <number:text> </number:text>
      <number:currency-symbol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7P1">
      <number:text>-</number:text>
      <number:currency-symbol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ercent" style:family="table-cell" style:data-style-name="N13"/>
    <style:style style:name="cf1" style:family="table-cell">
      <style:table-cell-properties fo:background-color="#FFC7CE"/>
      <style:text-properties fo:color="#9C0006" style:font-family-generic="swiss"/>
    </style:style>
    <style:style style:name="cf2" style:family="table-cell">
      <style:table-cell-properties fo:background-color="#FFC7CE"/>
      <style:text-properties fo:color="#9C0006"/>
    </style:style>
    <style:style style:name="cf3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iza Baral</meta:initial-creator>
    <dc:creator>Riza Baral</dc:creator>
    <meta:creation-date>2025-02-19T22:25:18Z</meta:creation-date>
    <dc:date>2025-02-20T00:17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560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9713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75%"/>
      <style:graphic-properties draw:fill="none" draw:stroke="none"/>
    </style:style>
  </office:automatic-styles>
  <office:body>
    <office:chart>
      <chart:chart chart:class="chart:ring" svg:height="216.0pt" svg:width="432.75pt" chart:style-name="Crt0">
        <chart:title chart:style-name="CT00">
          <text:p text:style-name="a0" text:class-names="" text:cond-style-name="">%Expenses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B$60:.$B$61"/>
          </chart:axis>
          <chart:axis chart:dimension="y"/>
          <chart:series chart:values-cell-range-address="Sheet1.$C$60:.$C$61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04.9641732283465pt" svg:y="94.40582677165354pt" chart:style-name="DL001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